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39in" fo:line-height="115%" fo:text-align="center" style:justify-single-word="false" fo:text-indent="0in" style:auto-text-indent="false"/>
    </style:style>
    <style:style style:name="P2" style:family="paragraph" style:parent-style-name="Standard">
      <style:paragraph-properties fo:margin-left="0in" fo:margin-right="0in" fo:margin-top="0in" fo:margin-bottom="0.139in" fo:line-height="115%" fo:text-align="justify" style:justify-single-word="false" fo:text-indent="0in" style:auto-text-indent="false"/>
    </style:style>
    <style:style style:name="P3" style:family="paragraph" style:parent-style-name="Standard">
      <style:paragraph-properties fo:margin-left="0in" fo:margin-right="0in" fo:margin-top="0in" fo:margin-bottom="0.139in" fo:line-height="115%" fo:text-align="center" style:justify-single-word="false" fo:text-indent="0in" style:auto-text-indent="false"/>
      <style:text-properties fo:color="#000000" style:text-position="0% 0%" style:font-name="Georgia" fo:font-size="9pt" fo:letter-spacing="normal" fo:font-weight="bold" style:font-name-asian="Georgia1" style:font-size-asian="9pt" style:font-weight-asian="bold" style:font-name-complex="Georgia1"/>
    </style:style>
    <style:style style:name="P4" style:family="paragraph" style:parent-style-name="Standard">
      <style:paragraph-properties fo:margin-left="0in" fo:margin-right="0in" fo:margin-top="0in" fo:margin-bottom="0.139in" fo:line-height="115%" fo:text-align="justify" style:justify-single-word="false" fo:text-indent="0in" style:auto-text-indent="false"/>
      <style:text-properties fo:color="#000000" style:text-position="0% 0%" style:font-name="Georgia" fo:font-size="16pt" fo:letter-spacing="normal" style:font-name-asian="Georgia1" style:font-size-asian="16pt" style:font-name-complex="Georgia1"/>
    </style:style>
    <style:style style:name="P5" style:family="paragraph" style:parent-style-name="Standard">
      <style:paragraph-properties fo:margin-left="0in" fo:margin-right="0in" fo:margin-top="0in" fo:margin-bottom="0.139in" fo:line-height="100%" fo:text-align="justify" style:justify-single-word="false" fo:text-indent="0in" style:auto-text-indent="false"/>
    </style:style>
    <style:style style:name="P6" style:family="paragraph" style:parent-style-name="Standard" style:master-page-name="Standard">
      <style:paragraph-properties fo:margin-left="0in" fo:margin-right="0in" fo:margin-top="0in" fo:margin-bottom="0.139in" fo:line-height="115%" fo:text-align="center" style:justify-single-word="false" fo:text-indent="0in" style:auto-text-indent="false" style:page-number="auto"/>
    </style:style>
    <style:style style:name="T1" style:family="text">
      <style:text-properties fo:color="#000000" style:text-position="0% 0%" style:font-name="Georgia" fo:font-size="22pt" fo:letter-spacing="normal" fo:font-weight="bold" style:font-name-asian="Georgia1" style:font-size-asian="22pt" style:font-weight-asian="bold" style:font-name-complex="Georgia1"/>
    </style:style>
    <style:style style:name="T2" style:family="text">
      <style:text-properties fo:color="#000000" style:text-position="0% 0%" style:font-name="Georgia" fo:font-size="18pt" fo:letter-spacing="normal" style:font-name-asian="Georgia1" style:font-size-asian="18pt" style:font-name-complex="Georgia1"/>
    </style:style>
    <style:style style:name="T3" style:family="text">
      <style:text-properties fo:color="#000000" style:text-position="0% 0%" style:font-name="Georgia" fo:font-size="9pt" fo:letter-spacing="normal" style:font-name-asian="Georgia1" style:font-size-asian="9pt" style:font-name-complex="Georgia1"/>
    </style:style>
    <style:style style:name="T4" style:family="text">
      <style:text-properties fo:color="#000000" style:text-position="0% 0%" style:font-name="Georgia" fo:font-size="14pt" fo:letter-spacing="normal" style:font-name-asian="Georgia1" style:font-size-asian="14pt" style:font-name-complex="Georgia1" style:font-size-complex="14pt"/>
    </style:style>
    <style:style style:name="T5" style:family="text">
      <style:text-properties fo:color="#000000" style:text-position="0% 0%" style:font-name="Georgia" fo:font-size="14pt" fo:letter-spacing="normal" fo:font-weight="bold" style:font-name-asian="Georgia1" style:font-size-asian="14pt" style:font-weight-asian="bold" style:font-name-complex="Georgia1" style:font-size-complex="14pt" style:font-weight-complex="bold"/>
    </style:style>
    <style:style style:name="T6" style:family="text">
      <style:text-properties fo:color="#000000" style:text-position="0% 0%" style:font-name="Georgia" fo:font-size="16pt" fo:letter-spacing="normal" style:font-name-asian="Georgia1" style:font-size-asian="16pt" style:font-name-complex="Georgia1"/>
    </style:style>
    <style:style style:name="T7" style:family="text">
      <style:text-properties fo:color="#000000" style:text-position="0% 0%" style:font-name="Times New Roman" fo:font-size="12pt" fo:letter-spacing="normal" style:font-name-asian="Georgia1" style:font-size-asian="12pt" style:font-name-complex="Times New Roman1" style:font-size-complex="12pt"/>
    </style:style>
    <style:style style:name="T8" style:family="text">
      <style:text-properties fo:color="#000000" style:text-position="0% 0%" style:font-name="Georgia" fo:font-size="12pt" fo:letter-spacing="normal" style:font-name-asian="Georgia1" style:font-size-asian="12pt" style:font-name-complex="Times New Roman1" style:font-size-complex="12pt"/>
    </style:style>
    <style:style style:name="T9" style:family="text">
      <style:text-properties fo:color="#000000" style:text-position="0% 0%" style:font-name="Georgia" fo:font-size="14pt" fo:letter-spacing="normal" style:font-name-asian="Georgia1" style:font-size-asian="14pt" style:font-name-complex="Times New Roman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battle door</text:span></text:p>
      <text:p text:style-name="P3"/>
      <text:p text:style-name="P1"><text:span text:style-name="T2">ABSTRACT</text:span></text:p>
      <text:p text:style-name="P2"><text:span text:style-name="T4"/></text:p>
      <text:p text:style-name="P2"><text:span text:style-name="T4">In this project I am going to build a website for “</text:span><text:span text:style-name="T5">Odisha State Badminton Association”</text:span><text:span text:style-name="T4"> who doesn't have any website rather they have a blog where they show each and every thing via images and they don't have any proper format to keep things in an organised manner. </text:span><text:span text:style-name="T9">The existing blog contains some flaws in it which needs further modification for a better user-friendly website. No proper categorisation of data is present in the blog which leads to overcrowding of data making it inefficient for searching. No availability of online registration / login module and online payment or donation for membership. The blog does not contain </text:span><text:bookmark text:name="_GoBack"/><text:span text:style-name="T9">proper association details as well as office bearers’ details.</text:span></text:p>
      <text:p text:style-name="P2"><text:span text:style-name="T4">So I proposed a plan to build a website for them where they will be dispalying every thing in a proper format and keep the record of the players in a required fashion and aiming </text:span><text:span text:style-name="T8">to have proper categorisation of the available data to provide a better platform for the users to access the data. There will be live updates on ongoing tournaments.</text:span></text:p>
      <text:p text:style-name="P2"><text:span text:style-name="T4">They can also have login option and player profile for the players so that they can track the player for their progress . There will a leaderboard where the top rankers of each category can be seen and with each upcoming event the notice will be getting popped in the hime page which will make things look very organised.</text:span></text:p>
      <text:p text:style-name="P2"><text:span text:style-name="T4"/></text:p>
      <text:p text:style-name="P4"/>
      <text:p text:style-name="P5"><text:span text:style-name="T6">CHINMAYA KUMAR SAHOO</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SimSun"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41" style:layout-grid-base-height="0.1665in" style:layout-grid-ruby-height="0.0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7T06:35:00</meta:creation-date>
    <meta:initial-creator>WPS Office</meta:initial-creator>
    <dc:creator>Chinmaya  Sahoo</dc:creator>
    <dc:date>2020-02-17T11:10:27.51</dc:date>
    <meta:editing-duration>PT28M27S</meta:editing-duration>
    <meta:generator>OpenOffice/4.1.1$Win32 OpenOffice.org_project/411m6$Build-9775</meta:generator>
    <meta:document-statistic meta:table-count="0" meta:image-count="0" meta:object-count="0" meta:page-count="1" meta:paragraph-count="6" meta:word-count="243" meta:character-count="1401"/>
    <meta:editing-cycles>1</meta:editing-cycles>
  </office:meta>
</office:document-meta>
</file>